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-color="#00000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9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333cm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0pt" style:font-size-asian="10pt" style:font-size-complex="10pt"/>
    </style:style>
    <style:style style:name="P3" style:family="paragraph">
      <style:text-properties fo:font-family="'Times New Roman'" style:font-family-generic="roman" style:font-pitch="variable" fo:font-size="10pt" style:font-size-asian="10pt" style:font-size-complex="10pt"/>
    </style:style>
    <style:style style:name="P4" style:family="paragraph">
      <style:text-properties fo:font-size="20pt"/>
    </style:style>
    <style:style style:name="T1" style:family="text">
      <style:text-properties fo:font-family="'Times New Roman'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rect draw:style-name="gr1" draw:text-style-name="P2" draw:layer="layout" svg:width="3.109cm" svg:height="2.361cm" svg:x="0.977cm" svg:y="7.857cm">
          <text:p text:style-name="P1"><text:span text:style-name="T1">Application.exe</text:span></text:p>
        </draw:rect>
        <draw:rect draw:style-name="gr1" draw:text-style-name="P2" draw:layer="layout" svg:width="3.122cm" svg:height="2.372cm" svg:x="0.935cm" svg:y="4.066cm">
          <text:p text:style-name="P1"><text:span text:style-name="T1">Debugger</text:span></text:p>
          <text:p text:style-name="P1"><text:span text:style-name="T1"/></text:p>
          <text:p text:style-name="P1"><text:span text:style-name="T1"/></text:p>
          <text:p text:style-name="P1"><text:span text:style-name="T1">GrShell.exe</text:span></text:p>
          <text:p text:style-name="P1"><text:span text:style-name="T1"/></text:p>
        </draw:rect>
        <draw:line draw:style-name="gr2" draw:text-style-name="P1" draw:layer="layout" svg:x1="7.008cm" svg:y1="3.464cm" svg:x2="7.008cm" svg:y2="8.592cm">
          <text:p/>
        </draw:line>
        <draw:line draw:style-name="gr3" draw:text-style-name="P1" draw:layer="layout" svg:x1="6.99cm" svg:y1="3.411cm" svg:x2="13.774cm" svg:y2="3.437cm">
          <text:p/>
        </draw:line>
        <draw:frame draw:style-name="gr4" draw:text-style-name="P3" draw:layer="layout" svg:width="1.865cm" svg:height="0.649cm" svg:x="11.526cm" svg:y="2.773cm">
          <draw:text-box>
            <text:p><text:span text:style-name="T1">modifies</text:span></text:p>
          </draw:text-box>
        </draw:frame>
        <draw:rect draw:style-name="gr1" draw:text-style-name="P2" draw:layer="layout" svg:width="3.122cm" svg:height="1.498cm" svg:x="0.962cm" svg:y="0.821cm">
          <text:p text:style-name="P1"><text:span text:style-name="T1">yComp.exe</text:span></text:p>
        </draw:rect>
        <draw:custom-shape draw:style-name="gr5" draw:text-style-name="P2" draw:layer="layout" svg:width="3.819cm" svg:height="2.646cm" svg:x="13.254cm" svg:y="2.783cm">
          <text:p text:style-name="P1"><text:span text:style-name="T1">Graph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2" draw:layer="layout" svg:width="3.819cm" svg:height="2.646cm" svg:x="14.449cm" svg:y="7.22cm">
          <text:p text:style-name="P1"><text:span text:style-name="T1">Graph Processing</text:span></text:p>
          <text:p text:style-name="P1"><text:span text:style-name="T1">Environment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2" draw:layer="layout" svg:width="3.819cm" svg:height="2.646cm" svg:x="9.083cm" svg:y="5.729cm">
          <text:p text:style-name="P1"><text:span text:style-name="T1">Sequence</text:span></text:p>
          <text:p text:style-name="P1"><text:span text:style-name="T1">(calls Actions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4" draw:text-style-name="P3" draw:layer="layout" svg:width="2.52cm" svg:height="0.649cm" svg:x="4.323cm" svg:y="0.993cm">
          <draw:text-box>
            <text:p><text:span text:style-name="T1">displays</text:span></text:p>
          </draw:text-box>
        </draw:frame>
        <draw:line draw:style-name="gr2" draw:text-style-name="P1" draw:layer="layout" svg:x1="4.09cm" svg:y1="1.554cm" svg:x2="15.107cm" svg:y2="1.554cm">
          <text:p/>
        </draw:line>
        <draw:line draw:style-name="gr2" draw:text-style-name="P1" draw:layer="layout" svg:x1="3.436cm" svg:y1="4.473cm" svg:x2="10.992cm" svg:y2="4.473cm">
          <text:p/>
        </draw:line>
        <draw:line draw:style-name="gr3" draw:text-style-name="P1" draw:layer="layout" svg:x1="10.991cm" svg:y1="4.445cm" svg:x2="10.991cm" svg:y2="5.758cm">
          <text:p/>
        </draw:line>
        <draw:line draw:style-name="gr3" draw:text-style-name="P1" draw:layer="layout" svg:x1="15.11cm" svg:y1="1.552cm" svg:x2="15.11cm" svg:y2="2.769cm">
          <text:p/>
        </draw:line>
        <draw:line draw:style-name="gr2" draw:text-style-name="P1" draw:layer="layout" svg:x1="4.091cm" svg:y1="5.1cm" svg:x2="7.009cm" svg:y2="5.1cm">
          <text:p/>
        </draw:line>
        <draw:line draw:style-name="gr2" draw:text-style-name="P1" draw:layer="layout" svg:x1="4.091cm" svg:y1="8.582cm" svg:x2="7.009cm" svg:y2="8.582cm">
          <text:p/>
        </draw:line>
        <draw:circle draw:style-name="gr6" draw:text-style-name="P1" draw:layer="layout" svg:width="0.245cm" svg:height="0.246cm" svg:x="5.887cm" svg:y="9.386cm">
          <text:p/>
        </draw:circle>
        <draw:frame draw:style-name="gr4" draw:text-style-name="P3" draw:layer="layout" svg:width="2.52cm" svg:height="0.649cm" svg:x="4.323cm" svg:y="3.894cm">
          <draw:text-box>
            <text:p><text:span text:style-name="T1">displays</text:span></text:p>
          </draw:text-box>
        </draw:frame>
        <draw:circle draw:style-name="gr6" draw:text-style-name="P1" draw:layer="layout" svg:width="0.245cm" svg:height="0.246cm" svg:x="6.887cm" svg:y="4.987cm">
          <text:p/>
        </draw:circle>
        <draw:line draw:style-name="gr2" draw:text-style-name="P1" draw:layer="layout" svg:x1="4.091cm" svg:y1="5.9cm" svg:x2="6cm" svg:y2="5.9cm">
          <text:p/>
        </draw:line>
        <draw:line draw:style-name="gr2" draw:text-style-name="P1" draw:layer="layout" svg:x1="4.091cm" svg:y1="9.5cm" svg:x2="6cm" svg:y2="9.5cm">
          <text:p/>
        </draw:line>
        <draw:line draw:style-name="gr2" draw:text-style-name="P1" draw:layer="layout" svg:x1="5.999cm" svg:y1="5.919cm" svg:x2="6.005cm" svg:y2="9.436cm">
          <text:p/>
        </draw:line>
        <draw:frame draw:style-name="gr7" draw:text-style-name="P3" draw:layer="layout" svg:width="3.544cm" svg:height="0.744cm" svg:x="7.766cm" svg:y="8.875cm">
          <draw:text-box>
            <text:p><text:span text:style-name="T1">request execution of</text:span></text:p>
          </draw:text-box>
        </draw:frame>
        <draw:line draw:style-name="gr3" draw:text-style-name="P1" draw:layer="layout" svg:x1="11.035cm" svg:y1="9.489cm" svg:x2="11.035cm" svg:y2="8.423cm">
          <text:p/>
        </draw:line>
        <draw:line draw:style-name="gr3" draw:text-style-name="P1" draw:layer="layout" svg:x1="12.41cm" svg:y1="6.328cm" svg:x2="13.91cm" svg:y2="5.019cm">
          <text:p/>
        </draw:line>
        <draw:frame draw:style-name="gr4" draw:text-style-name="P3" draw:layer="layout" svg:width="1.865cm" svg:height="0.649cm" svg:x="12.799cm" svg:y="5.665cm">
          <draw:text-box>
            <text:p><text:span text:style-name="T1">modifies</text:span></text:p>
          </draw:text-box>
        </draw:frame>
        <draw:line draw:style-name="gr3" draw:text-style-name="P1" draw:layer="layout" svg:x1="14.974cm" svg:y1="7.691cm" svg:x2="12.461cm" svg:y2="7.69cm">
          <text:p/>
        </draw:line>
        <draw:frame draw:style-name="gr8" draw:text-style-name="P3" draw:layer="layout" svg:width="1.813cm" svg:height="0.649cm" svg:x="12.891cm" svg:y="7.591cm">
          <draw:text-box>
            <text:p><text:span text:style-name="T1">executes</text:span></text:p>
          </draw:text-box>
        </draw:frame>
        <draw:line draw:style-name="gr3" draw:text-style-name="P1" draw:layer="layout" svg:x1="6cm" svg:y1="9.51cm" svg:x2="15.165cm" svg:y2="9.5cm">
          <text:p/>
        </draw:line>
        <draw:circle draw:style-name="gr6" draw:text-style-name="P1" draw:layer="layout" svg:width="0.245cm" svg:height="0.246cm" svg:x="10.942cm" svg:y="9.4cm">
          <text:p/>
        </draw:circle>
        <draw:line draw:style-name="gr3" draw:text-style-name="P1" draw:layer="layout" svg:x1="16.429cm" svg:y1="7.187cm" svg:x2="15.159cm" svg:y2="5.441cm">
          <text:p/>
        </draw:line>
        <draw:frame draw:style-name="gr4" draw:text-style-name="P3" draw:layer="layout" svg:width="3.988cm" svg:height="1.047cm" svg:x="15.756cm" svg:y="5.733cm">
          <draw:text-box>
            <text:p><text:span text:style-name="T1">manages transactions</text:span></text:p>
            <text:p><text:span text:style-name="T1"><text:s text:c="3"/></text:span><text:span text:style-name="T1">stores variables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-background" style:family="presentation">
      <style:graphic-properties draw:stroke="none" draw:fill="bitmap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cm" fo:page-height="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bitmap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8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9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tunnel-title">
      <style:graphic-properties draw:fill-color="#ffffff" draw:auto-grow-height="false" fo:min-height="3.507cm"/>
    </style:style>
    <style:style style:name="Mpr17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21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22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keyboard-title">
      <style:graphic-properties draw:fill-color="#ffffff" draw:auto-grow-height="false" fo:min-height="3.507cm"/>
    </style:style>
    <style:style style:name="Mpr27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8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9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3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3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lyt-rededges-title">
      <style:graphic-properties draw:fill-color="#ffffff" draw:auto-grow-height="false" fo:min-height="3.507cm"/>
    </style:style>
    <style:style style:name="Mpr34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5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36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38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9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41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42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44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45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4.949cm" svg:x="1cm" svg:y="3.798cm" draw:page-number="1"/>
      <draw:page-thumbnail draw:layer="backgroundobjects" svg:width="8.999cm" svg:height="4.949cm" svg:x="1cm" svg:y="12.374cm"/>
      <draw:page-thumbnail draw:layer="backgroundobjects" svg:width="8.999cm" svg:height="4.949cm" svg:x="1cm" svg:y="20.95cm"/>
      <draw:page-thumbnail draw:layer="backgroundobjects" svg:width="8.999cm" svg:height="4.949cm" svg:x="11cm" svg:y="3.798cm"/>
      <draw:page-thumbnail draw:layer="backgroundobjects" svg:width="8.999cm" svg:height="4.949cm" svg:x="11cm" svg:y="12.374cm"/>
      <draw:page-thumbnail draw:layer="backgroundobjects" svg:width="8.999cm" svg:height="4.949cm" svg:x="11cm" svg:y="20.95cm"/>
    </style:handout-master>
    <style:master-page style:name="Standard" style:page-layout-name="PM1" draw:style-name="Mdp1">
      <draw:frame presentation:style-name="Standard-title" draw:layer="backgroundobjects" svg:width="25.199cm" svg:height="3.506cm" svg:x="1.399cm" svg:y="0.837cm" presentation:class="title" presentation:placeholder="true">
        <draw:text-box/>
      </draw:frame>
      <draw:frame presentation:style-name="Standard-outline1" draw:layer="backgroundobjects" svg:width="25.199cm" svg:height="13.859cm" svg:x="1.399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forest" style:page-layout-name="PM1" draw:style-name="Mdp2">
      <draw:frame presentation:style-name="forest-title" draw:layer="backgroundobjects" svg:width="24.499cm" svg:height="2.843cm" svg:x="1.499cm" svg:y="1.5cm" presentation:class="title" presentation:placeholder="true">
        <draw:text-box/>
      </draw:frame>
      <draw:frame presentation:style-name="forest-outline1" draw:layer="backgroundobjects" svg:width="24.499cm" svg:height="14.086cm" svg:x="1.499cm" svg:y="4.914cm" presentation:class="outline" presentation:placeholder="true">
        <draw:text-box/>
      </draw:frame>
      <draw:frame presentation:style-name="Mpr4" draw:text-style-name="MP4" draw:layer="backgroundobjects" svg:width="6.497cm" svg:height="1.442cm" svg:x="1.499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39cm" svg:height="1.442cm" svg:x="9.643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497cm" svg:height="1.442cm" svg:x="20.101cm" svg:y="19.434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1.999cm" svg:y="1.994cm" presentation:class="title" presentation:placeholder="true">
        <draw:text-box/>
      </draw:frame>
      <draw:frame presentation:style-name="wine-outline1" draw:layer="backgroundobjects" svg:width="22cm" svg:height="12cm" svg:x="2.999cm" svg:y="6.5cm" presentation:class="outline" presentation:placeholder="true">
        <draw:text-box/>
      </draw:frame>
      <draw:frame presentation:style-name="Mpr7" draw:text-style-name="MP4" draw:layer="backgroundobjects" svg:width="6.523cm" svg:height="1.448cm" svg:x="1.399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5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5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399cm" svg:y="0.837cm" presentation:class="title" presentation:placeholder="true">
        <draw:text-box/>
      </draw:frame>
      <draw:frame presentation:style-name="lyt-brown-outline1" draw:layer="backgroundobjects" svg:width="25.199cm" svg:height="13.859cm" svg:x="1.399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399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5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5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frepa" style:page-layout-name="PM1" draw:style-name="Mdp2">
      <draw:frame presentation:style-name="lyt-frepa-title" draw:layer="backgroundobjects" svg:width="24.099cm" svg:height="3.663cm" svg:x="2.699cm" svg:y="1.837cm" presentation:class="title" presentation:placeholder="true">
        <draw:text-box/>
      </draw:frame>
      <draw:frame presentation:style-name="lyt-frepa-outline1" draw:layer="backgroundobjects" svg:width="23.099cm" svg:height="11.586cm" svg:x="3.499cm" svg:y="5.914cm" presentation:class="outline" presentation:placeholder="true">
        <draw:text-box/>
      </draw:frame>
      <draw:frame presentation:style-name="Mpr13" draw:text-style-name="MP4" draw:layer="backgroundobjects" svg:width="6.523cm" svg:height="1.448cm" svg:x="2.699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10.275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375cm" svg:y="18.7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tunnel" style:page-layout-name="PM1" draw:style-name="Mdp3">
      <draw:frame presentation:style-name="Mpr16" draw:text-style-name="MP7" draw:layer="backgroundobjects" svg:width="24cm" svg:height="2.843cm" svg:x="1.999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0.5cm" svg:x="1.999cm" svg:y="5.5cm" presentation:class="outline" presentation:placeholder="true">
        <draw:text-box/>
      </draw:frame>
      <draw:frame presentation:style-name="Mpr17" draw:text-style-name="MP4" draw:layer="backgroundobjects" svg:width="6.523cm" svg:height="1.448cm" svg:x="1.876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17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6" draw:layer="backgroundobjects" svg:width="6.523cm" svg:height="1.448cm" svg:x="19.476cm" svg:y="17.552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499cm" svg:y="2cm" presentation:class="title" presentation:placeholder="true">
        <draw:text-box/>
      </draw:frame>
      <draw:frame presentation:style-name="water-outline1" draw:layer="backgroundobjects" svg:width="23cm" svg:height="12.5cm" svg:x="2.499cm" svg:y="5.5cm" presentation:class="outline" presentation:placeholder="true">
        <draw:text-box/>
      </draw:frame>
      <draw:frame presentation:style-name="Mpr20" draw:text-style-name="MP4" draw:layer="backgroundobjects" svg:width="6.523cm" svg:height="1.448cm" svg:x="1.399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875cm" svg:height="1.448cm" svg:x="9.575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523cm" svg:height="1.448cm" svg:x="20.075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ook" style:page-layout-name="PM1" draw:style-name="Mdp3">
      <draw:frame presentation:style-name="lyt-book-title" draw:layer="backgroundobjects" svg:width="25.199cm" svg:height="3.506cm" svg:x="1.399cm" svg:y="0.837cm" presentation:class="title" presentation:placeholder="true">
        <draw:text-box/>
      </draw:frame>
      <draw:frame presentation:style-name="lyt-book-outline1" draw:layer="backgroundobjects" svg:width="25.199cm" svg:height="13.859cm" svg:x="1.399cm" svg:y="4.914cm" presentation:class="outline" presentation:placeholder="true">
        <draw:text-box/>
      </draw:frame>
      <draw:frame presentation:style-name="Mpr23" draw:text-style-name="MP4" draw:layer="backgroundobjects" svg:width="6.523cm" svg:height="1.448cm" svg:x="1.598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1.448cm" svg:x="9.575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3cm" svg:height="1.448cm" svg:x="20.075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keyboard" style:page-layout-name="PM1" draw:style-name="Mdp2">
      <draw:frame presentation:style-name="Mpr26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cm" svg:x="2.499cm" svg:y="6cm" presentation:class="outline" presentation:placeholder="true">
        <draw:text-box/>
      </draw:frame>
      <draw:frame presentation:style-name="Mpr27" draw:text-style-name="MP4" draw:layer="backgroundobjects" svg:width="6.523cm" svg:height="1.448cm" svg:x="1.399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875cm" svg:height="1.448cm" svg:x="9.575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523cm" svg:height="1.448cm" svg:x="20.075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glacier" style:page-layout-name="PM1" draw:style-name="Mdp2">
      <draw:frame presentation:style-name="glacier-title" draw:layer="backgroundobjects" svg:width="26cm" svg:height="2.663cm" svg:x="0.999cm" svg:y="1.037cm" presentation:class="title" presentation:placeholder="true">
        <draw:text-box/>
      </draw:frame>
      <draw:frame presentation:style-name="glacier-outline1" draw:layer="backgroundobjects" svg:width="25.099cm" svg:height="11.773cm" svg:x="1.499cm" svg:y="7cm" presentation:class="outline" presentation:placeholder="true">
        <draw:text-box/>
      </draw:frame>
      <draw:frame presentation:style-name="Mpr30" draw:text-style-name="MP4" draw:layer="backgroundobjects" svg:width="6.523cm" svg:height="1.448cm" svg:x="1.399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875cm" svg:height="1.448cm" svg:x="9.575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523cm" svg:height="1.448cm" svg:x="20.075cm" svg:y="19.5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ededges" style:page-layout-name="PM1" draw:style-name="Mdp2">
      <draw:frame presentation:style-name="Mpr33" draw:text-style-name="MP7" draw:layer="backgroundobjects" svg:width="17.099cm" svg:height="3.506cm" svg:x="10.099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499cm" svg:y="4.914cm" presentation:class="outline" presentation:placeholder="true">
        <draw:text-box/>
      </draw:frame>
      <draw:frame presentation:style-name="Mpr34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34" draw:text-style-name="MP5" draw:layer="backgroundobjects" svg:width="8.875cm" svg:height="1.448cm" svg:x="11.675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6" draw:layer="backgroundobjects" svg:width="6.523cm" svg:height="1.448cm" svg:x="20.875cm" svg:y="18.6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4cm" svg:height="3.506cm" svg:x="1.999cm" svg:y="1.537cm" presentation:class="title" presentation:placeholder="true">
        <draw:text-box/>
      </draw:frame>
      <draw:frame presentation:style-name="lyt-organic-outline1" draw:layer="backgroundobjects" svg:width="23cm" svg:height="11.586cm" svg:x="2.499cm" svg:y="5.514cm" presentation:class="outline" presentation:placeholder="true">
        <draw:text-box/>
      </draw:frame>
      <draw:frame presentation:style-name="Mpr37" draw:text-style-name="MP4" draw:layer="backgroundobjects" svg:width="6.523cm" svg:height="1.448cm" svg:x="1.699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37" draw:text-style-name="MP5" draw:layer="backgroundobjects" svg:width="8.875cm" svg:height="1.448cm" svg:x="9.575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6" draw:layer="backgroundobjects" svg:width="6.523cm" svg:height="1.448cm" svg:x="19.675cm" svg:y="17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399cm" svg:y="0.837cm" presentation:class="title" presentation:placeholder="true">
        <draw:text-box/>
      </draw:frame>
      <draw:frame presentation:style-name="lyt-aqua-outline1" draw:layer="backgroundobjects" svg:width="24.599cm" svg:height="11.5cm" svg:x="1.999cm" svg:y="5.5cm" presentation:class="outline" presentation:placeholder="true">
        <draw:text-box/>
      </draw:frame>
      <draw:frame presentation:style-name="Mpr40" draw:text-style-name="MP4" draw:layer="backgroundobjects" svg:width="6.523cm" svg:height="1.448cm" svg:x="1.699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0" draw:text-style-name="MP5" draw:layer="backgroundobjects" svg:width="8.875cm" svg:height="1.448cm" svg:x="9.875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6" draw:layer="backgroundobjects" svg:width="6.523cm" svg:height="1.448cm" svg:x="20.375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199cm" svg:height="3.506cm" svg:x="1.399cm" svg:y="0.837cm" presentation:class="title" presentation:placeholder="true">
        <draw:text-box/>
      </draw:frame>
      <draw:frame presentation:style-name="lyt-bluegrey-outline1" draw:layer="backgroundobjects" svg:width="25.199cm" svg:height="13.859cm" svg:x="1.399cm" svg:y="4.914cm" presentation:class="outline" presentation:placeholder="true">
        <draw:text-box/>
      </draw:frame>
      <draw:frame presentation:style-name="Mpr43" draw:text-style-name="MP4" draw:layer="backgroundobjects" svg:width="6.523cm" svg:height="1.448cm" svg:x="1.399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3" draw:text-style-name="MP5" draw:layer="backgroundobjects" svg:width="8.875cm" svg:height="1.448cm" svg:x="9.575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6" draw:layer="backgroundobjects" svg:width="6.523cm" svg:height="1.448cm" svg:x="20.075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399cm" svg:y="0.837cm" presentation:class="title" presentation:placeholder="true">
        <draw:text-box/>
      </draw:frame>
      <draw:frame presentation:style-name="Standard-outline1" draw:layer="backgroundobjects" svg:width="25.199cm" svg:height="13.859cm" svg:x="1.399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23T16:56:01.12</meta:creation-date>
    <meta:editing-duration>PT31H17M39S</meta:editing-duration>
    <meta:editing-cycles>42</meta:editing-cycles>
    <dc:date>2014-06-19T23:08:35.50</dc:date>
    <meta:generator>OpenOffice.org/3.2$Win32 OpenOffice.org_project/320m18$Build-9502</meta:generator>
    <meta:document-statistic meta:object-count="209"/>
  </office:meta>
</office:document-meta>
</file>